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LiberationSans" svg:font-family="LiberationSans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0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12cm" fo:min-width="0.266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2.468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0.274cm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0.266cm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12cm" fo:min-width="0.272cm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  <style:text-properties fo:font-size="6pt" style:font-size-asian="18pt" style:font-size-complex="18pt"/>
    </style:style>
    <style:style style:name="P3" style:family="paragraph">
      <style:paragraph-properties fo:text-align="center"/>
      <style:text-properties fo:font-size="6pt" style:font-size-asian="18pt" style:font-size-complex="18pt"/>
    </style:style>
    <style:style style:name="P4" style:family="paragraph">
      <style:paragraph-properties fo:text-align="center"/>
      <style:text-properties style:font-name="LiberationSans" fo:font-size="6pt" style:font-size-asian="18pt" style:font-size-complex="18pt"/>
    </style:style>
    <style:style style:name="P5" style:family="paragraph">
      <loext:graphic-properties draw:fill="solid" draw:fill-color="#000000"/>
      <style:paragraph-properties fo:text-align="center"/>
      <style:text-properties style:font-name="LiberationSans" fo:font-size="6pt" style:font-size-asian="18pt" style:font-size-complex="18pt"/>
    </style:style>
    <style:style style:name="T1" style:family="text">
      <style:text-properties fo:font-size="6pt" style:font-size-asian="18pt" style:font-size-complex="18pt"/>
    </style:style>
    <style:style style:name="T2" style:family="text">
      <style:text-properties style:font-name="OpenSymbol" fo:font-size="6pt" style:font-name-asian="OpenSymbol" style:font-size-asian="18pt" style:font-name-complex="OpenSymbol" style:font-size-complex="18pt"/>
    </style:style>
    <style:style style:name="T3" style:family="text">
      <style:text-properties style:font-name="LiberationSans" fo:font-size="6pt" style:font-name-asian="StarSymbol" style:font-size-asian="18pt" style:font-name-complex="StarSymbo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4cm" svg:height="0.4cm" svg:x="0.2cm" svg:y="1.392cm">
          <text:p text:style-name="P1"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6cm" svg:y="1.392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1.392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1.392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1.392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1.392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1.392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1.392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1.392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8cm" svg:y="1.392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2cm" svg:y="1.79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6cm" svg:y="1.79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1.792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1.792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1.792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1.792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1.792cm">
          <text:p text:style-name="P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1.792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1.792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2.19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2.19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2.19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2.19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2.19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2.192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2.192cm">
          <text:p text:style-name="P3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96cm" svg:height="0.392cm" svg:x="3.804cm" svg:y="2.194cm">
          <text:p text:style-name="P1"><text:span text:style-name="T2">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998cm" svg:height="0.4cm" svg:x="0.8cm" svg:y="2.5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04cm" svg:height="0.4cm" svg:x="0.2cm" svg:y="2.592cm">
          <text:p text:style-name="P1"><text:span text:style-name="T1">.?12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96cm" svg:height="0.4cm" svg:x="3.8cm" svg:y="2.592cm">
          <text:p text:style-name="P1"><text:span text:style-name="T2">↵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8cm" svg:y="1.792cm">
          <text:p text:style-name="P1"><text:span text:style-name="T1">Ö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4.2cm" svg:y="1.792cm">
          <text:p text:style-name="P1"><text:span text:style-name="T1">Ä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4.2cm" svg:y="1.392cm">
          <text:p text:style-name="P1"><text:span text:style-name="T1">Ü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802cm" svg:height="0.392cm" svg:x="0.198cm" svg:y="2.194cm">
          <text:p text:style-name="P4"><text:span text:style-name="T3">abc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LiberationSans" svg:font-family="LiberationSans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8cm" fo:page-height="3.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21:44:47.574074828</meta:creation-date>
    <dc:date>2017-12-08T07:01:50.025398460</dc:date>
    <meta:editing-duration>PT18M1S</meta:editing-duration>
    <meta:editing-cycles>3</meta:editing-cycles>
    <meta:generator>LibreOffice/5.3.1.2$Linux_X86_64 LibreOffice_project/30m0$Build-2</meta:generator>
    <meta:document-statistic meta:object-count="34"/>
  </office:meta>
</office:document-meta>
</file>